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polygon draw:style-name="gr1" draw:layer="layout" svg:width="0.8cm" svg:height="0.8cm" svg:x="0cm" svg:y="0.6cm" svg:viewBox="0 0 801 801" draw:points="400,0 801,801 0,801">
            <text:p/>
          </draw:polygon>
          <draw:line draw:style-name="gr2" draw:layer="layout" svg:x1="0cm" svg:y1="0.6cm" svg:x2="0.8cm" svg:y2="0.6cm">
            <text:p/>
          </draw:line>
          <draw:line draw:style-name="gr2" draw:layer="layout" svg:x1="0.4cm" svg:y1="0cm" svg:x2="0.4cm" svg:y2="2cm">
            <text:p/>
          </draw:line>
          <draw:line draw:style-name="gr2" draw:layer="layout" svg:x1="0.8cm" svg:y1="0.6cm" svg:x2="0.8cm" svg:y2="0.8cm">
            <text:p/>
          </draw:line>
          <draw:line draw:style-name="gr2" draw:layer="layout" svg:x1="0cm" svg:y1="0.8cm" svg:x2="0cm" svg:y2="0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diode_tunnel</dc:title>
    <meta:creation-date>2011-02-07T17:17:1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